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Ib</mtext>
            <mo stretchy="false">=</mo>
            <mfrac>
              <mrow>
                <mn>7</mn>
                <mo stretchy="false">−</mo>
                <mn>0.7</mn>
              </mrow>
              <mrow>
                <mtext>100k</mtext>
                <mo stretchy="false">+</mo>
                <mrow>
                  <mrow>
                    <mo fence="true" form="prefix" stretchy="false">(</mo>
                    <mrow>
                      <mrow>
                        <mn>60</mn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∗</mo>
                  <mi mathvariant="italic">Rl</mi>
                </mrow>
              </mrow>
            </mfrac>
          </mrow>
        </mtd>
      </mtr>
      <mtr>
        <mtd>
          <mrow>
            <mn>0.003</mn>
            <mo stretchy="false">=</mo>
            <mfrac>
              <mrow>
                <mn>7</mn>
                <mo stretchy="false">−</mo>
                <mn>0.7</mn>
              </mrow>
              <mrow>
                <mtext>100k</mtext>
                <mo stretchy="false">+</mo>
                <mrow>
                  <mrow>
                    <mo fence="true" form="prefix" stretchy="false">(</mo>
                    <mrow>
                      <mrow>
                        <mn>60</mn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∗</mo>
                  <mi mathvariant="italic">Rl</mi>
                </mrow>
              </mrow>
            </mfrac>
          </mrow>
        </mtd>
      </mtr>
      <mtr>
        <mtd>
          <mrow>
            <mn>0.0033</mn>
            <mo stretchy="false">=</mo>
            <mrow>
              <mn>6.3</mn>
              <mo stretchy="false">/</mo>
              <mrow>
                <mi>x</mi>
                <mo stretchy="false">+</mo>
                <mrow>
                  <mrow>
                    <mo fence="true" form="prefix" stretchy="false">(</mo>
                    <mrow>
                      <mrow>
                        <mn>60</mn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∗</mo>
                  <mn>30</mn>
                </mrow>
              </mrow>
            </mrow>
          </mrow>
        </mtd>
      </mtr>
    </mtable>
    <annotation encoding="StarMath 5.0">{ "Ib"={7-0.7}over{"100k"+(60+1)*Rl }} newline
{ 0.003={7-0.7}over{"100k"+(60+1)*Rl }} newline
{ 0.0033={6.3 /{x+(60+1)*30}} }
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6:03:14.589000000</meta:creation-date>
    <dc:date>2024-10-11T08:20:31.553000000</dc:date>
    <meta:editing-duration>P1DT15H31M23S</meta:editing-duration>
    <meta:editing-cycles>1</meta:editing-cycles>
    <meta:generator>LibreOffice/24.2.4.2$Windows_X86_64 LibreOffice_project/51a6219feb6075d9a4c46691dcfe0cd9c4fff3c2</meta:generator>
  </office:meta>
</office:document-meta>
</file>